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3" table:number-rows-spanned="1">
            <text:p>Value</text:p>
          </table:table-cell>
          <table:covered-table-cell table:number-columns-repeated="2"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Unit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variou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Volt</text:p>
          </table:table-cell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dulator</text:p>
          </table:table-cell>
          <table:table-cell office:value-type="string">
            <text:p>optisch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tschranke</text:p>
          </table:table-cell>
          <table:table-cell office:value-type="string">
            <text:p>Gabel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segment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various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TL</text:p>
          </table:table-cell>
          <table:table-cell office:value-type="string">
            <text:p>74xx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8"/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ussisch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Ze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Druck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ltie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IPEZ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table:number-columns-repeated="5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open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used+damag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n</text:p>
          </table:table-cell>
          <table:table-cell office:value-type="string">
            <text:p>Spezialbauelemen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, 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Fernbedienung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TV, Uhr, Rech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Soushge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A/AD-Wand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orverstärk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im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lwandl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tor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float" office:value="723">
            <text:p>723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trom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Volt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 317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 F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ransitoren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ussisch</text:p>
          </table:table-cell>
          <table:table-cell table:style-name="ce2" office:value-type="string">
            <text:p>Spezialtechnik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chfrequenz</text:p>
          </table:table-cell>
          <table:table-cell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gaohm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2">
            <text:p>2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.2">
            <text:p>8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2">
            <text:p>0,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3">
            <text:p>0,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9">
            <text:p>0,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47">
            <text:p>0,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56">
            <text:p>0,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68">
            <text:p>0,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82">
            <text:p>0,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1">
            <text:p>1,21</text:p>
          </table:table-cell>
          <table:table-cell office:value-type="float" office:value="1.35">
            <text:p>1,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4">
            <text:p>1,4</text:p>
          </table:table-cell>
          <table:table-cell office:value-type="float" office:value="1.72">
            <text:p>1,7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">
            <text:p>14</text:p>
          </table:table-cell>
          <table:table-cell office:value-type="float" office:value="16.2">
            <text:p>16,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5">
            <text:p>1,5</text:p>
          </table:table-cell>
          <table:table-cell office:value-type="float" office:value="1.6">
            <text:p>1,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2">
            <text:p>1,82</text:p>
          </table:table-cell>
          <table:table-cell office:value-type="float" office:value="1.85">
            <text:p>1,8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1">
            <text:p>2,1</text:p>
          </table:table-cell>
          <table:table-cell office:value-type="float" office:value="2.4">
            <text:p>2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.5">
            <text:p>20,5</text:p>
          </table:table-cell>
          <table:table-cell office:value-type="float" office:value="23">
            <text:p>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96">
            <text:p>196</text:p>
          </table:table-cell>
          <table:table-cell office:value-type="float" office:value="221">
            <text:p>22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9">
            <text:p>249</text:p>
          </table:table-cell>
          <table:table-cell office:value-type="float" office:value="306">
            <text:p>30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5">
            <text:p>2,5</text:p>
          </table:table-cell>
          <table:table-cell office:value-type="float" office:value="2.71">
            <text:p>2,7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">
            <text:p>24</text:p>
          </table:table-cell>
          <table:table-cell office:value-type="float" office:value="27.4">
            <text:p>27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20">
            <text:p>320</text:p>
          </table:table-cell>
          <table:table-cell office:value-type="float" office:value="360">
            <text:p>3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01">
            <text:p>3,01</text:p>
          </table:table-cell>
          <table:table-cell office:value-type="float" office:value="3.32">
            <text:p>3,3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1">
            <text:p>391</text:p>
          </table:table-cell>
          <table:table-cell office:value-type="float" office:value="442">
            <text:p>44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6">
            <text:p>3,6</text:p>
          </table:table-cell>
          <table:table-cell office:value-type="float" office:value="4">
            <text:p>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6.2">
            <text:p>36,2</text:p>
          </table:table-cell>
          <table:table-cell office:value-type="float" office:value="40">
            <text:p>4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2">
            <text:p>392</text:p>
          </table:table-cell>
          <table:table-cell office:value-type="float" office:value="400">
            <text:p>4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 office:value-type="float" office:value="4">
            <text:p>4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40">
            <text:p>440</text:p>
          </table:table-cell>
          <table:table-cell office:value-type="float" office:value="516">
            <text:p>51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2">
            <text:p>4,2</text:p>
          </table:table-cell>
          <table:table-cell office:value-type="float" office:value="4.64">
            <text:p>4,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5.3">
            <text:p>45,3</text:p>
          </table:table-cell>
          <table:table-cell office:value-type="float" office:value="51.1">
            <text:p>51,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5">
            <text:p>475</text:p>
          </table:table-cell>
          <table:table-cell office:value-type="float" office:value="510">
            <text:p>5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 office:value-type="float" office:value="5">
            <text:p>5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32">
            <text:p>532</text:p>
          </table:table-cell>
          <table:table-cell office:value-type="float" office:value="600">
            <text:p>6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1">
            <text:p>5,1</text:p>
          </table:table-cell>
          <table:table-cell office:value-type="float" office:value="6.02">
            <text:p>6,0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0">
            <text:p>560</text:p>
          </table:table-cell>
          <table:table-cell office:value-type="float" office:value="609">
            <text:p>609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 office:value-type="float" office:value="6">
            <text:p>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9">
            <text:p>619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19">
            <text:p>6,19</text:p>
          </table:table-cell>
          <table:table-cell office:value-type="float" office:value="6.81">
            <text:p>6,8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.8">
            <text:p>61,8</text:p>
          </table:table-cell>
          <table:table-cell office:value-type="float" office:value="75">
            <text:p>7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976">
            <text:p>97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9.6">
            <text:p>9,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8.2">
            <text:p>8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 office:value-type="string">
            <text:p>PL?</text:p>
          </table:table-cell>
          <table:table-cell office:value-type="string">
            <text:p>Transistor</text:p>
          </table:table-cell>
          <table:table-cell office:value-type="string">
            <text:p>NP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300">
            <text:p>300</text:p>
          </table:table-cell>
          <table:table-cell office:value-type="float" office:value="480">
            <text:p>48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C 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500">
            <text:p>500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Du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Mehrfach</text:p>
          </table:table-cell>
          <table:table-cell table:number-columns-repeated="3"/>
          <table:table-cell office:value-type="string">
            <text:p>DIP</text:p>
          </table:table-cell>
          <table:table-cell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Emitter</text:p>
          </table:table-cell>
          <table:table-cell table:number-columns-repeated="3"/>
          <table:table-cell office:value-type="string">
            <text:p>SMD</text:p>
          </table:table-cell>
          <table:table-cell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4"/>
          <table:table-cell office:value-type="string">
            <text:p>SMD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Du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Leistung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P-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Mos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llium-Arsenid GaAs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p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p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UJT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 (SCS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PUT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Quadrac</text:p>
          </table:table-cell>
          <table:table-cell/>
        </table:table-row>
        <table:table-row table:style-name="ro2">
          <table:table-cell/>
          <table:table-cell office:value-type="string">
            <text:p>Thyristor</text:p>
          </table:table-cell>
          <table:table-cell office:value-type="string">
            <text:p>spezi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/>
          <table:table-cell office:value-type="string">
            <text:p>DIAC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Vierschicht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I alpha 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olar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Lich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otodiode</text:p>
          </table:table-cell>
          <table:table-cell office:value-type="string">
            <text:p>Silizium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otodiode</text:p>
          </table:table-cell>
          <table:table-cell office:value-type="string">
            <text:p>PIN-Silizium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Germanium Photodiode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Silizium Photoelemente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Leistung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 table:number-rows-repeated="1048304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23:19:36</dc:date>
    <dc:creator>IjonTichy </dc:creator>
    <meta:editing-duration>PT4H59M56S</meta:editing-duration>
    <meta:editing-cycles>12</meta:editing-cycles>
    <meta:generator>LibreOffice/3.5$Linux_X86_64 LibreOffice_project/350m1$Build-2</meta:generator>
    <meta:document-statistic meta:table-count="3" meta:cell-count="1817" meta:object-count="0"/>
  </office:meta>
</office:document-meta>
</file>